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51d15" officeooo:paragraph-rsid="00351d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9c93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77c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ce0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af2e2" officeooo:paragraph-rsid="003bce0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03bf6" officeooo:paragraph-rsid="00303bf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117b5" officeooo:paragraph-rsid="003117b5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style:style style:name="T9" style:family="text">
      <style:text-properties fo:color="#c9211e" loext:opacity="100%"/>
    </style:style>
    <style:style style:name="T10" style:family="text">
      <style:text-properties officeooo:rsid="003af2e2"/>
    </style:style>
    <style:style style:name="T11" style:family="text">
      <style:text-properties officeooo:rsid="003b77cf"/>
    </style:style>
    <style:style style:name="T12" style:family="text">
      <style:text-properties officeooo:rsid="003bce06"/>
    </style:style>
    <style:style style:name="T13" style:family="text">
      <style:text-properties officeooo:rsid="003e94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25">Step 1: <text:span text:style-name="T1">Create new Project &amp; Install Required Packages/plugins</text:span></text:p>
      <text:p text:style-name="P5"/>
      <text:list xml:id="list123978320" text:style-name="L1">
        <text:list-item>
          <text:p text:style-name="P38">Selenium : Selenium Libraries</text:p>
        </text:list-item>
        <text:list-item>
          <text:p text:style-name="P38">PyTest : Python UnitTest Framework</text:p>
        </text:list-item>
        <text:list-item>
          <text:p text:style-name="P38">pytest-html : PyTest HTML Reports</text:p>
        </text:list-item>
        <text:list-item>
          <text:p text:style-name="P38">pytest-xdist : Run Test Parallel</text:p>
        </text:list-item>
        <text:list-item>
          <text:p text:style-name="P38">Openpyxl : MS Excel support</text:p>
        </text:list-item>
        <text:list-item>
          <text:p text:style-name="P38">Allure-pytest : to generate allure report</text:p>
        </text:list-item>
      </text:list>
      <text:p text:style-name="P6"/>
      <text:p text:style-name="P26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27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8">Step 4: Capture screenshot on failures</text:p>
      <text:p text:style-name="P8"/>
      <text:p text:style-name="P28">4.1 Update Login Test with Screenshot under “testCases”</text:p>
      <text:p text:style-name="P8"/>
      <text:p text:style-name="P29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9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9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4">To Run test on desired browser</text:p>
      <text:p text:style-name="P24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24">To Run test parallel</text:p>
      <text:p text:style-name="P24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30">Step <text:span text:style-name="T3">8</text:span>: <text:span text:style-name="T3">Generate pytest HTML Reports</text:span></text:p>
      <text:p text:style-name="P30"/>
      <text:p text:style-name="P12">8.1: Update conftest.py with pytest hooks</text:p>
      <text:p text:style-name="P12">8.2: To Generate HTML report run below command:</text:p>
      <text:p text:style-name="P31"/>
      <text:p text:style-name="P11">pytest -v -s -n=2 --html=Reports/report.html testCases/test_login.py --browser chrome</text:p>
      <text:p text:style-name="P30"/>
      <text:p text:style-name="P32">Step 9: Automating Data Driven Test Case</text:p>
      <text:p text:style-name="P32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33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33">Step 11: Grouping Tests</text:p>
      <text:p text:style-name="P33"/>
      <text:p text:style-name="P16">11.1. Grouping markers(Add markers to every test methods)</text:p>
      <text:p text:style-name="P16">@pytest.mark.sanity</text:p>
      <text:p text:style-name="P16">@pytest.mark.regression</text:p>
      <text:p text:style-name="P35"/>
      <text:p text:style-name="P16">11.2. Add Marker entries in pytest.ini file</text:p>
      <text:p text:style-name="P16">pytest.ini</text:p>
      <text:p text:style-name="P16">--------</text:p>
      <text:p text:style-name="P16"><text:soft-page-break/>[pytest]</text:p>
      <text:p text:style-name="P16">markers=</text:p>
      <text:p text:style-name="P16"><text:s text:c="3"/>sanity</text:p>
      <text:p text:style-name="P16"><text:s text:c="3"/>regression</text:p>
      <text:p text:style-name="P16"/>
      <text:p text:style-name="P16">11.3. Select groups at run time</text:p>
      <text:p text:style-name="P16"/>
      <text:p text:style-name="P16">-<text:span text:style-name="T5">m “sanity”</text:span></text:p>
      <text:p text:style-name="P16">-<text:span text:style-name="T5">m “regression”</text:span></text:p>
      <text:p text:style-name="P16">-<text:span text:style-name="T5">m “sanity and regression”</text:span></text:p>
      <text:p text:style-name="P16">-<text:span text:style-name="T5">m “sanity or regression”</text:span></text:p>
      <text:p text:style-name="P16"/>
      <text:p text:style-name="P18">Run Command:</text:p>
      <text:p text:style-name="P18">pytest -v -m "<text:span text:style-name="T6">sanity </text:span><text:span text:style-name="T7">and regression</text:span>" --html=Reports/report.html testCases/ --browser chrome</text:p>
      <text:p text:style-name="P18"/>
      <text:p text:style-name="P34">Step 1<text:span text:style-name="T8">2</text:span>: <text:span text:style-name="T8">Run Tests in command prompt &amp; run shell script file</text:span></text:p>
      <text:p text:style-name="P34"/>
      <text:p text:style-name="P17">1<text:span text:style-name="T8">2</text:span>.1. <text:span text:style-name="T8">Create run.bat file for windows or run.sh file for linux or macos</text:span></text:p>
      <text:p text:style-name="P17"/>
      <text:p text:style-name="P17"/>
      <text:p text:style-name="P19">Note: Use Pycharm venv pytest to run test outside the pycharm terminal so that you can utilize the all the packages installed in the pycharm.</text:p>
      <text:p text:style-name="P19"/>
      <text:p text:style-name="P19">/home/dips/pythonProject/nopcommerceApp/venv/bin/pytest -v -m "sanity" --html=Reports/report.html testCases/ --browser chrome</text:p>
      <text:p text:style-name="P19"/>
      <text:p text:style-name="P19"/>
      <text:p text:style-name="P19">Then enter <text:span text:style-name="T9">./run.sh</text:span> to run the test</text:p>
      <text:p text:style-name="P19"/>
      <text:p text:style-name="P17"/>
      <text:p text:style-name="P36">Step 13: Push the code to Git &amp; GitHub Repository</text:p>
      <text:p text:style-name="P36"/>
      <text:p text:style-name="P37">Step 14: Run Tests using Jenkins</text:p>
      <text:p text:style-name="P37"/>
      <text:p text:style-name="P20">14.1. Download Jenkins war file</text:p>
      <text:p text:style-name="P20">14.2 Move jenkins.war file to favorable directory eg /Home</text:p>
      <text:p text:style-name="P20">14.3 Run java -jar jenkins.war in terminal</text:p>
      <text:p text:style-name="P20">14.4 <text:span text:style-name="T10">Configure jenkins</text:span></text:p>
      <text:p text:style-name="P20"/>
      <text:p text:style-name="P23">14.4.1. Using <text:s/>git, <text:span text:style-name="T12">already existing virtual environment </text:span>and Execute shell (with script) Note: in linux</text:p>
      <text:p text:style-name="P20"/>
      <text:p text:style-name="P20">#!/bin/bash</text:p>
      <text:p text:style-name="P20"/>
      <text:p text:style-name="P20">echo '### Jump to Project Virtual Environment ###'</text:p>
      <text:p text:style-name="P20"/>
      <text:p text:style-name="P20">cd ./venv/bin</text:p>
      <text:p text:style-name="P20">pwd</text:p>
      <text:p text:style-name="P20">dir</text:p>
      <text:p text:style-name="P20"/>
      <text:p text:style-name="P20"><text:soft-page-break/>echo '### Activate Virtual Env<text:span text:style-name="T13">i</text:span>ronment ###'</text:p>
      <text:p text:style-name="P20">source activate</text:p>
      <text:p text:style-name="P20"/>
      <text:p text:style-name="P20">echo '### Jump to Path ###'</text:p>
      <text:p text:style-name="P20">cd /home/dips/.jenkins/jobs/$JOB_NAME/workspace/</text:p>
      <text:p text:style-name="P20"/>
      <text:p text:style-name="P20">echo '### Run tests ###'</text:p>
      <text:p text:style-name="P20">bash run.sh</text:p>
      <text:p text:style-name="P20"/>
      <text:p text:style-name="P20">echo '### Deactivate Virtual Environment ###'</text:p>
      <text:p text:style-name="P20">deactivate</text:p>
      <text:p text:style-name="P20"/>
      <text:p text:style-name="P21"><text:span text:style-name="T10">14.4.</text:span><text:span text:style-name="T11">2</text:span><text:span text:style-name="T10">. Using <text:s/>git, </text:span><text:span text:style-name="T12">already existing virtual environment</text:span><text:span text:style-name="T10"> and Execute shell (with </text:span><text:span text:style-name="T11">shell </text:span><text:span text:style-name="T10">script .</text:span><text:span text:style-name="T12">sh </text:span><text:span text:style-name="T11">file</text:span><text:span text:style-name="T10">) Note: in linux</text:span></text:p>
      <text:p text:style-name="P21"/>
      <text:p text:style-name="P21">#!/bin/bash</text:p>
      <text:p text:style-name="P21"/>
      <text:p text:style-name="P21">echo '### Jump to Project Virtual Environment ###'</text:p>
      <text:p text:style-name="P21">cd ./venv/bin</text:p>
      <text:p text:style-name="P21">pwd</text:p>
      <text:p text:style-name="P21">dir</text:p>
      <text:p text:style-name="P21"/>
      <text:p text:style-name="P21">echo '### Activate Virtual Environment ###'</text:p>
      <text:p text:style-name="P21">source activate</text:p>
      <text:p text:style-name="P21"/>
      <text:p text:style-name="P21">echo '### Jump to Path ###'</text:p>
      <text:p text:style-name="P21">cd /home/dips/.jenkins/jobs/$JOB_NAME/workspace/</text:p>
      <text:p text:style-name="P21"/>
      <text:p text:style-name="P21">echo '### Run tests ###'</text:p>
      <text:p text:style-name="P21">bash run.sh</text:p>
      <text:p text:style-name="P21"/>
      <text:p text:style-name="P21">echo '### Deactivate Virtual Environment ###'</text:p>
      <text:p text:style-name="P21">deactivate</text:p>
      <text:p text:style-name="P21"/>
      <text:p text:style-name="P22"><text:span text:style-name="T10">14.4.</text:span><text:span text:style-name="T12">3</text:span><text:span text:style-name="T10">. Using <text:s/>git, </text:span><text:span text:style-name="T12">new virtual environment</text:span><text:span text:style-name="T10"> and Execute shell (with </text:span><text:span text:style-name="T11">shell </text:span><text:span text:style-name="T10">script .</text:span><text:span text:style-name="T12">sh </text:span><text:span text:style-name="T11">file</text:span><text:span text:style-name="T10">) Note: in linux</text:span></text:p>
      <text:p text:style-name="P22"/>
      <text:p text:style-name="P22">#!/bin/bash</text:p>
      <text:p text:style-name="P22"/>
      <text:p text:style-name="P22">echo '### Create Virtual Environment ###'</text:p>
      <text:p text:style-name="P22">VIRTUAL_ENV_NAME='virtual-environment'</text:p>
      <text:p text:style-name="P22">python3 -m venv $VIRTUAL_ENV_NAME</text:p>
      <text:p text:style-name="P22"/>
      <text:p text:style-name="P22">echo '### Activate Virtual Environment ###'</text:p>
      <text:p text:style-name="P22">source $VIRTUAL_ENV_NAME/bin/activate</text:p>
      <text:p text:style-name="P22"/>
      <text:p text:style-name="P22">echo '### Activate Virtual Environment ###'</text:p>
      <text:p text:style-name="P22">pip install -r ./requirements.txt</text:p>
      <text:p text:style-name="P22"/>
      <text:p text:style-name="P22">echo '### Jump to Path ###'</text:p>
      <text:p text:style-name="P22"><text:soft-page-break/>cd /home/dips/.jenkins/jobs/$JOB_NAME/workspace/</text:p>
      <text:p text:style-name="P22"/>
      <text:p text:style-name="P22">echo '### Run tests ###'</text:p>
      <text:p text:style-name="P22">bash run.sh</text:p>
      <text:p text:style-name="P22"/>
      <text:p text:style-name="P22">echo '### Deactivate Virtual Environment ###'</text:p>
      <text:p text:style-name="P22">deactiv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31T07:51:12.387174169</dc:date>
    <meta:editing-duration>P2DT1H43M41S</meta:editing-duration>
    <meta:editing-cycles>26</meta:editing-cycles>
    <meta:document-statistic meta:table-count="0" meta:image-count="0" meta:object-count="0" meta:page-count="6" meta:paragraph-count="154" meta:word-count="779" meta:character-count="5468" meta:non-whitespace-character-count="4816"/>
  </office:meta>
</office:document-meta>
</file>